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433cm" fo:min-width="5.9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3.052cm" fo:min-width="7.12cm"/>
    </style:style>
    <style:style style:name="gr4" style:family="graphic" style:parent-style-name="objectwithoutfill">
      <style:graphic-properties svg:stroke-width="0.018cm" draw:marker-start="" draw:marker-start-width="0.227cm" draw:marker-end="Triangle_20_unfilled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6.423cm" svg:height="3.683cm" svg:x="12.738cm" svg:y="2.397cm">
              <text:p text:style-name="P1"><text:span text:style-name="T1">Person</text:span></text:p>
              <text:p text:style-name="P1"><text:span text:style-name="T2">-name : String</text:span></text:p>
              <text:p text:style-name="P1"><text:span text:style-name="T2">-age : int</text:span></text:p>
              <text:p text:style-name="P1"><text:span text:style-name="T2">+work() : void</text:span></text:p>
              <text:p text:style-name="P1"><text:span text:style-name="T2">+sleep(numHrs: int) : void</text:span></text:p>
              <text:p text:style-name="P1"><text:span text:style-name="T2">+retire() : void</text:span></text:p>
              <text:p text:style-name="P1"><text:span text:style-name="T2">+setName(n: String)</text:span></text:p>
              <text:p text:style-name="P1"><text:span text:style-name="T2">+setAge(age: int)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738cm" svg:y1="2.907cm" svg:x2="19.161cm" svg:y2="2.907cm">
              <text:p/>
            </draw:line>
            <draw:line draw:style-name="gr2" draw:text-style-name="P3" draw:layer="layout" svg:x1="12.738cm" svg:y1="3.799cm" svg:x2="19.161cm" svg:y2="3.799cm">
              <text:p/>
            </draw:line>
          </draw:g>
        </draw:g>
        <draw:g xml:id="id1" draw:id="id1">
          <draw:g>
            <draw:custom-shape draw:style-name="gr3" draw:text-style-name="P2" draw:layer="layout" svg:width="7.62cm" svg:height="3.302cm" svg:x="3.413cm" svg:y="3.921cm">
              <text:p text:style-name="P1"><text:span text:style-name="T1">Student</text:span></text:p>
              <text:p text:style-name="P1"><text:span text:style-name="T1">-eagleOneID : String</text:span></text:p>
              <text:p text:style-name="P1"><text:span text:style-name="T1">-gpa : double</text:span></text:p>
              <text:p text:style-name="P1"><text:span text:style-name="T1">+declare(major: String) : void</text:span></text:p>
              <text:p text:style-name="P1"><text:span text:style-name="T1">+graduate() : void</text:span></text:p>
              <text:p text:style-name="P1"><text:span text:style-name="T1">+setEagleOneID(id: String)</text:span></text:p>
              <text:p text:style-name="P1"><text:span text:style-name="T1">+setGPA(gpa: double)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3.413cm" svg:y1="5.386cm" svg:x2="11.033cm" svg:y2="5.386cm">
              <text:p/>
            </draw:line>
            <draw:line draw:style-name="gr2" draw:text-style-name="P3" draw:layer="layout" svg:x1="3.413cm" svg:y1="4.475cm" svg:x2="11.033cm" svg:y2="4.475cm">
              <text:p/>
            </draw:line>
          </draw:g>
        </draw:g>
        <draw:connector draw:style-name="gr4" draw:text-style-name="P4" draw:layer="layout" draw:type="line" svg:x1="11.033cm" svg:y1="5.572cm" svg:x2="12.738cm" svg:y2="3.984cm" draw:start-shape="id1" draw:end-shape="id2" draw:end-glue-point="3" svg:d="M11033 5572l1705-1588" svg:viewBox="0 0 1706 15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3T14:14:50.608494512</dc:date>
    <meta:editing-duration>PT27M37S</meta:editing-duration>
    <meta:editing-cycles>12</meta:editing-cycles>
    <meta:document-statistic meta:object-count="11"/>
  </office:meta>
</office:document-meta>
</file>